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escadero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Gautami" svg:font-family="Gautam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3d679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512e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3d6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6d04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8725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3d6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3d6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3d6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03d6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3d6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51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3d6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51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3d6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512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italic" fo:text-shadow="none" style:text-underline-style="none" fo:font-weight="normal" officeooo:rsid="008c56eb" officeooo:paragraph-rsid="0003d679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2e468a" officeooo:paragraph-rsid="0003d67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text-align="end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3d6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512e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0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8862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" style:family="text">
      <style:text-properties officeooo:rsid="006a5159"/>
    </style:style>
    <style:style style:name="T2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174659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320d02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fd6c41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03d679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668ce7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0512e3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08862d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fo:font-style="italic" officeooo:rsid="00320d02" style:font-name-asian="Courier New" style:font-size-asian="10pt" style:font-style-asian="italic" style:font-name-complex="Courier New" style:font-size-complex="10pt" style:font-style-complex="italic"/>
    </style:style>
    <style:style style:name="T13" style:family="text">
      <style:text-properties style:font-name="Times New Roman" fo:font-size="10pt" fo:font-style="italic" officeooo:rsid="003bee55" style:font-name-asian="Courier New" style:font-size-asian="10pt" style:font-style-asian="italic" style:font-name-complex="Courier New" style:font-size-complex="10pt" style:font-style-complex="italic"/>
    </style:style>
    <style:style style:name="T14" style:family="text">
      <style:text-properties style:font-name="Times New Roman" fo:font-size="10pt" fo:font-style="normal" officeooo:rsid="005a182b" style:font-name-asian="Courier New" style:font-size-asian="10pt" style:font-style-asian="normal" style:font-name-complex="Courier New" style:font-size-complex="10pt" style:font-style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MathematicaFormatStandardForm"><text:span text:style-name="T11">Looks like this is just yet another scratch survey of a handful of the main identities expressed in an intermediary notation. <text:s/>Nothing to interesting here that isn't expressed elsewhere.</text:span></text:span></text:p>
      <text:p text:style-name="P2"><text:span text:style-name="MathematicaFormatStandardForm"><text:span text:style-name="T9"/></text:span></text:p>
      <text:p text:style-name="P2"><text:span text:style-name="MathematicaFormatStandardForm"><text:span text:style-name="T9"><draw:frame draw:style-name="fr1" draw:name="Object10" text:anchor-type="as-char" svg:y="-0.3382in" svg:width="4.9535in" svg:height="0.4783in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2"/>
      <text:p text:style-name="P15"><text:span text:style-name="MathematicaFormatStandardForm"><text:span text:style-name="T8"><draw:frame draw:style-name="fr1" draw:name="Object432" text:anchor-type="as-char" svg:y="-0.3382in" svg:width="5.6374in" svg:height="0.4783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5"/>
      <text:p text:style-name="P11"/>
      <text:p text:style-name="P11"><text:span text:style-name="MathematicaFormatStandardForm"><text:span text:style-name="T4"><text:s/></text:span></text:span><text:span text:style-name="MathematicaFormatStandardForm"><text:span text:style-name="T5">The limit of this as </text:span></text:span><text:span text:style-name="MathematicaFormatStandardForm"><text:span text:style-name="T12">n</text:span></text:span><text:span text:style-name="MathematicaFormatStandardForm"><text:span text:style-name="T5"> approaches infinity, </text:span></text:span><text:span text:style-name="MathematicaFormatStandardForm"><text:span text:style-name="T6">if</text:span></text:span><text:span text:style-name="MathematicaFormatStandardForm"><text:span text:style-name="T2"><draw:frame draw:style-name="fr2" draw:name="Object396" text:anchor-type="as-char" svg:y="-0.1244in" svg:width="0.5346in" svg:height="0.1591in" draw:z-index="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MathematicaFormatStandardForm"><text:span text:style-name="T2">,</text:span></text:span><text:span text:style-name="MathematicaFormatStandardForm"><text:span text:style-name="T5"> is</text:span></text:span></text:p>
      <text:p text:style-name="P11"/>
      <text:p text:style-name="P13"><text:span text:style-name="MathematicaFormatStandardForm"><text:span text:style-name="T8"><draw:frame draw:style-name="fr1" draw:name="Object7" text:anchor-type="as-char" svg:y="-0.1437in" svg:width="1.2138in" svg:height="0.2661in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MathematicaFormatStandardForm"><text:span text:style-name="T8"> <text:s text:c="3"/></text:span></text:span><text:span text:style-name="MathematicaFormatStandardForm"><text:span text:style-name="T10">and <text:s text:c="6"/></text:span></text:span><text:span text:style-name="MathematicaFormatStandardForm"><text:span text:style-name="T8"><draw:frame draw:style-name="fr1" draw:name="Object8" text:anchor-type="as-char" svg:y="-0.1437in" svg:width="1.6807in" svg:height="0.2661in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3"/>
      <text:p text:style-name="P3">______________________________</text:p>
      <text:p text:style-name="P6"/>
      <text:p text:style-name="P6"/>
      <text:p text:style-name="P14"><text:span text:style-name="MathematicaFormatStandardForm"><text:span text:style-name="T2"><draw:frame draw:style-name="fr2" draw:name="Object63" text:anchor-type="as-char" svg:y="-0.2083in" svg:width="1.5016in" svg:height="0.3417in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4"/>
      <text:p text:style-name="P12"><text:span text:style-name="MathematicaFormatStandardForm"><text:span text:style-name="T8"><draw:frame draw:style-name="fr1" draw:name="Object492" text:anchor-type="as-char" svg:y="-0.1563in" svg:width="1.3256in" svg:height="0.2972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2"/>
      <text:p text:style-name="P12"><text:span text:style-name="MathematicaFormatStandardForm"><text:span text:style-name="T8"><draw:frame draw:style-name="fr1" draw:name="Object494" text:anchor-type="as-char" svg:y="-0.2335in" svg:width="1.3693in" svg:height="0.372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6"/>
      <text:p text:style-name="P10"><text:span text:style-name="MathematicaFormatStandardForm"><text:span text:style-name="T4"><text:s/></text:span></text:span><text:span text:style-name="MathematicaFormatStandardForm"><text:span text:style-name="T5">The limit of this as </text:span></text:span><text:span text:style-name="MathematicaFormatStandardForm"><text:span text:style-name="T12">n</text:span></text:span><text:span text:style-name="MathematicaFormatStandardForm"><text:span text:style-name="T5"> approaches infinity, </text:span></text:span><text:span text:style-name="MathematicaFormatStandardForm"><text:span text:style-name="T6">if</text:span></text:span><text:span text:style-name="MathematicaFormatStandardForm"><text:span text:style-name="T3"><draw:frame draw:style-name="fr2" draw:name="Object2" text:anchor-type="as-char" svg:y="-0.1244in" svg:width="0.5346in" svg:height="0.1591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3">,</text:span></text:span><text:span text:style-name="MathematicaFormatStandardForm"><text:span text:style-name="T5"> is</text:span></text:span></text:p>
      <text:p text:style-name="P6"/>
      <text:p text:style-name="P12"><text:span text:style-name="MathematicaFormatStandardForm"><text:span text:style-name="T8"><draw:frame draw:style-name="fr1" draw:name="Object3" text:anchor-type="as-char" svg:y="-0.1437in" svg:width="1.2047in" svg:height="0.2661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2"/>
      <text:p text:style-name="P3">______________________________</text:p>
      <text:p text:style-name="P6"/>
      <text:p text:style-name="P3"/>
      <text:p text:style-name="P17"><draw:frame draw:style-name="fr2" draw:name="Object6" text:anchor-type="as-char" svg:y="-0.2339in" svg:width="1.0252in" svg:height="0.4047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7"/>
      <text:p text:style-name="P17"><draw:frame draw:style-name="fr2" draw:name="Object5" text:anchor-type="as-char" svg:y="-0.2339in" svg:width="0.9909in" svg:height="0.4063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"/>
      <text:p text:style-name="P16"><text:span text:style-name="MathematicaFormatStandardForm"><text:span text:style-name="T14"><draw:frame draw:style-name="fr1" draw:name="Object4" text:anchor-type="as-char" svg:y="-0.1626in" svg:width="1.6193in" svg:height="0.2866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6"/>
      <text:p text:style-name="P16"><text:span text:style-name="MathematicaFormatStandardForm"><text:span text:style-name="T14"><draw:frame draw:style-name="fr1" draw:name="Object503" text:anchor-type="as-char" svg:y="-0.1626in" svg:width="1.9047in" svg:height="0.2866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2"><text:span text:style-name="MathematicaFormatStandardForm"><text:span text:style-name="T8"/></text:span></text:p>
      <text:p text:style-name="P3">______________________________</text:p>
      <text:p text:style-name="P6"/>
      <text:p text:style-name="P3"/>
      <text:p text:style-name="P3"><text:soft-page-break/><text:span text:style-name="MathematicaFormatStandardForm"><text:span text:style-name="T3"><draw:frame draw:style-name="fr2" draw:name="Object11" text:anchor-type="as-char" svg:y="-0.3362in" svg:width="4.178in" svg:height="0.475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1">2.3.1</text:span></text:span><text:span text:style-name="FormulaNumber">)</text:span></text:p>
      <text:p text:style-name="P4"><text:span text:style-name="MathematicaFormatStandardForm"><text:span text:style-name="T2"><draw:frame draw:style-name="fr2" draw:name="Object654" text:anchor-type="as-char" svg:y="-0.2366in" svg:width="3.6264in" svg:height="0.398in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4"><text:span text:style-name="MathematicaFormatStandardForm"><text:span text:style-name="T2"/></text:span></text:p>
      <text:p text:style-name="P10"><text:span text:style-name="MathematicaFormatStandardForm"><text:span text:style-name="T4"><text:s/></text:span></text:span><text:span text:style-name="MathematicaFormatStandardForm"><text:span text:style-name="T5">The limit of this as </text:span></text:span><text:span text:style-name="MathematicaFormatStandardForm"><text:span text:style-name="T12">n</text:span></text:span><text:span text:style-name="MathematicaFormatStandardForm"><text:span text:style-name="T5"> approaches infinity, </text:span></text:span><text:span text:style-name="MathematicaFormatStandardForm"><text:span text:style-name="T6">if</text:span></text:span><text:span text:style-name="MathematicaFormatStandardForm"><text:span text:style-name="T3"><draw:frame draw:style-name="fr2" draw:name="Object280" text:anchor-type="as-char" svg:y="-0.1244in" svg:width="0.5346in" svg:height="0.15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MathematicaFormatStandardForm"><text:span text:style-name="T3">,</text:span></text:span><text:span text:style-name="MathematicaFormatStandardForm"><text:span text:style-name="T5"> is</text:span></text:span></text:p>
      <text:p text:style-name="P8"><text:span text:style-name="MathematicaFormatStandardForm"><text:span text:style-name="T12"/></text:span></text:p>
      <text:p text:style-name="P9"><text:span text:style-name="MathematicaFormatStandardForm"><text:span text:style-name="T13"><draw:frame draw:style-name="fr2" draw:name="Object256" text:anchor-type="as-char" svg:y="-0.1839in" svg:width="3.9618in" svg:height="0.322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1">2.3.2</text:span></text:span><text:span text:style-name="FormulaNumber">)</text:span></text:p>
      <text:p text:style-name="P10"><text:span text:style-name="MathematicaFormatStandardForm"><text:span text:style-name="T7">which is to say,</text:span></text:span></text:p>
      <text:p text:style-name="P10"><text:span text:style-name="MathematicaFormatStandardForm"><text:span text:style-name="T7"/></text:span></text:p>
      <text:p text:style-name="P9"><text:span text:style-name="MathematicaFormatStandardForm"><text:span text:style-name="T13"><draw:frame draw:style-name="fr2" draw:name="Object1" text:anchor-type="as-char" svg:y="-0.1811in" svg:width="5.0638in" svg:height="0.320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FormulaNumber">(</text:span><text:span text:style-name="FormulaNumber"><text:span text:style-name="T1">2.3.2</text:span></text:span><text:span text:style-name="FormulaNumber">)</text:span></text:p>
      <text:p text:style-name="P1"/>
      <text:p text:style-name="P3"><text:span text:style-name="MathematicaFormatStandardForm"><text:span text:style-name="T2"/></text:span></text:p>
      <text:p text:style-name="P3"><text:span text:style-name="MathematicaFormatStandardForm"><text:span text:style-name="T2"/></text:span></text:p>
      <text:p text:style-name="P3">______________________________</text:p>
      <text:p text:style-name="P1"/>
      <text:p text:style-name="P7"/>
      <text:p text:style-name="P7"/>
      <text:p text:style-name="P18"/>
      <text:p text:style-name="P7"/>
      <text:p text:style-name="P7"/>
      <text:p text:style-name="P5"><text:span text:style-name="MathematicaFormatStandardForm"><text:span text:style-name="T3"><draw:frame draw:style-name="fr2" draw:name="Object9" text:anchor-type="as-char" svg:y="-0.3362in" svg:width="4.178in" svg:height="0.4756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5"/>
      <text:p text:style-name="P5"><text:span text:style-name="MathematicaFormatStandardForm"><text:span text:style-name="T3"><draw:frame draw:style-name="fr2" draw:name="Object452" text:anchor-type="as-char" svg:y="-0.3339in" svg:width="3.8634in" svg:height="0.4898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5"/>
      <text:p text:style-name="P5"><text:span text:style-name="MathematicaFormatStandardForm"><text:span text:style-name="T3"><draw:frame draw:style-name="fr2" draw:name="Object67" text:anchor-type="as-char" svg:y="-0.1874in" svg:width="1.7543in" svg:height="0.3457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5"/>
      <text:p text:style-name="P5"><text:span text:style-name="MathematicaFormatStandardForm"><text:span text:style-name="T2"><draw:frame draw:style-name="fr2" draw:name="Object611" text:anchor-type="as-char" svg:y="-0.2083in" svg:width="2.3799in" svg:height="0.357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5"/>
      <text:p text:style-name="P5"><text:span text:style-name="MathematicaFormatStandardForm"><text:span text:style-name="T3"><draw:frame draw:style-name="fr2" draw:name="Object12" text:anchor-type="as-char" svg:y="-0.1118in" svg:width="3.3425in" svg:height="0.1457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escadero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Gautami" svg:font-family="Gautam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FormulaNumber" style:family="text">
      <style:text-properties fo:color="#4c4c4c" style:font-name="Pescadero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3:59:44.831000000</meta:creation-date>
    <dc:date>2016-02-04T10:16:29.031000000</dc:date>
    <meta:editing-duration>PT9H9M35S</meta:editing-duration>
    <meta:editing-cycles>5</meta:editing-cycles>
    <meta:generator>LibreOffice/5.0.0.5$Windows_x86 LibreOffice_project/1b1a90865e348b492231e1c451437d7a15bb262b</meta:generator>
    <meta:document-statistic meta:table-count="0" meta:image-count="0" meta:object-count="24" meta:page-count="2" meta:paragraph-count="32" meta:word-count="71" meta:character-count="510" meta:non-whitespace-character-count="437"/>
  </office:meta>
</office:document-meta>
</file>

<file path=Object 1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i>j</mi>
                      <mo stretchy="false">⋅</mo>
                      <mi>k</mi>
                      <mo stretchy="false">⋅</mo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  <mo stretchy="false">+</mo>
        <mn>...</mn>
      </mrow>
    </mrow>
    <annotation encoding="StarMath 5.0">""[%zeta_n(s)]^{"*"z} =
(binom{z}{0})1 +
(binom{z}{1})sum from j = 2 to lfloor n rfloor j^-s 
 +(binom{z}{2}) sum from j = 2 to lfloor n rfloor sum from k = 2 to lfloor n over j rfloor (j cdot k)^-s
+(binom{z}{3}) sum from j = 2 to lfloor n rfloor sum from k = 2 to lfloor n over j rfloor sum from l = 2 to lfloor 	n over {j cdot k} rfloor (j cdot k cdot l)^-s 
+...</annotation>
  </semantics>
</math>
</file>

<file path=Object 1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i>lim</mi>
            <mrow>
              <mi>s</mi>
              <mo stretchy="false">→</mo>
              <mn>0</mn>
            </mrow>
          </munder>
          <mrow>
            <munder>
              <mi>lim</mi>
              <mrow>
                <mi>z</mi>
                <mo stretchy="false">→</mo>
                <mn>0</mn>
              </mrow>
            </munder>
            <mrow>
              <mfrac>
                <mo stretchy="false">∂</mo>
                <mrow>
                  <mo stretchy="false">∂</mo>
                  <mi>z</mi>
                </mrow>
              </mfrac>
              <msup>
                <mrow>
                  <mo fence="true" stretchy="false">[</mo>
                  <mrow>
                    <mrow>
                      <msub>
                        <mi mathvariant="normal">ζ</mi>
                        <mi>n</mi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text>*</mtext>
                  <mi>z</mi>
                </mrow>
              </msup>
            </mrow>
          </mrow>
        </mrow>
      </mrow>
    </mrow>
    <annotation encoding="StarMath 5.0">%PI(n) = lim from {s rightarrow 0}lim from {z rightarrow 0}{ {partial } over {partial z}[%zeta_n(s)]^{"*"z}}</annotation>
  </semantics>
</math>
</file>

<file path=Object 11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row>
            <munder>
              <mi>lim</mi>
              <mrow>
                <mi>s</mi>
                <mo stretchy="false">→</mo>
                <mn>0</mn>
              </mrow>
            </munder>
            <mrow>
              <munder>
                <mi>lim</mi>
                <mrow>
                  <mi>z</mi>
                  <mo stretchy="false">→</mo>
                  <mn>0</mn>
                </mrow>
              </munder>
              <mfrac>
                <mo stretchy="false">∂</mo>
                <mrow>
                  <mo stretchy="false">∂</mo>
                  <mi>s</mi>
                </mrow>
              </mfrac>
            </mrow>
          </mrow>
        </mrow>
      </mrow>
      <mrow>
        <mfrac>
          <mo stretchy="false">∂</mo>
          <mrow>
            <mo stretchy="false">∂</mo>
            <mi>z</mi>
          </mrow>
        </mfrac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</mrow>
    </mrow>
    <annotation encoding="StarMath 5.0">%psi(n) = -lim from {s rightarrow 0}lim from {z rightarrow 0}{{partial } over {partial s}}{ {partial } over {partial z}[%zeta_n(s)]^{"*"z}}</annotation>
  </semantics>
</math>
</file>

<file path=Object 12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sub>
          <mi>F</mi>
          <mn>1</mn>
        </msub>
      </mrow>
      <mrow>
        <mo fence="true" stretchy="false">(</mo>
        <mrow>
          <mi>n</mi>
        </mrow>
        <mo fence="true" stretchy="false">)</mo>
      </mrow>
      <mtext>  where  </mtext>
      <msub>
        <mi>F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row>
            <mo fence="true" stretchy="false">(</mo>
            <mrow>
              <mrow>
                <mfrac>
                  <mrow>
                    <mi>z</mi>
                    <mo stretchy="false">+</mo>
                    <mn>1</mn>
                  </mrow>
                  <mi>k</mi>
                </mfrac>
                <mo stretchy="false">−</mo>
                <mn>1</mn>
              </mrow>
            </mrow>
            <mo fence="true" stretchy="false">)</mo>
          </mrow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sup>
          <mi>j</mi>
          <mrow>
            <mo stretchy="false">−</mo>
            <mi>s</mi>
          </mrow>
        </msup>
      </mrow>
      <msub>
        <mi>F</mi>
        <mrow>
          <mi>k</mi>
          <mo stretchy="false">+</mo>
          <mn>1</mn>
        </mrow>
      </msub>
      <mrow>
        <mo fence="true" stretchy="false">(</mo>
        <mrow>
          <mfrac>
            <mi>n</mi>
            <mi>j</mi>
          </mfrac>
        </mrow>
        <mo fence="true" stretchy="false">)</mo>
      </mrow>
    </mrow>
    <annotation encoding="StarMath 5.0">[%zeta_n(s)]^{"*"z} = F_1(n) "  where  " F_k(n) = 1 + ({{z+1}over{k}}-1)sum from j = 2 to lfloor n rfloor j^-s F_{k+1}( n over j)
</annotation>
  </semantics>
</math>
</file>

<file path=Object 1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frac>
            <mrow>
              <mi mathvariant="normal">Λ</mi>
              <mrow>
                <mo fence="true" stretchy="false">(</mo>
                <mrow>
                  <mi>j</mi>
                </mrow>
                <mo fence="true" stretchy="false">)</mo>
              </mrow>
            </mrow>
            <mrow>
              <mi>log</mi>
              <mi>n</mi>
            </mrow>
          </mfrac>
        </mrow>
      </mrow>
    </mrow>
    <annotation encoding="StarMath 5.0">%PI(n) = sum from j = 2 to n {{%LAMBDA( j )}over{ log n } }
</annotation>
  </semantics>
</math>
</file>

<file path=Object 14/content.xml><?xml version="1.0" encoding="utf-8"?>
<math xmlns="http://www.w3.org/1998/Math/MathML" display="block">
  <semantics>
    <mrow>
      <mi mathvariant="normal">ψ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i mathvariant="normal">Λ</mi>
        </mrow>
      </mrow>
      <mrow>
        <mo fence="true" stretchy="false">(</mo>
        <mrow>
          <mi>j</mi>
        </mrow>
        <mo fence="true" stretchy="false">)</mo>
      </mrow>
    </mrow>
    <annotation encoding="StarMath 5.0">%psi(n) = sum from j = 2 to n %LAMBDA( j )
</annotation>
  </semantics>
</math>
</file>

<file path=Object 15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1</mn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sup>
            <mi>j</mi>
            <mrow>
              <mo stretchy="false">−</mo>
              <mi>s</mi>
            </mrow>
          </msup>
        </mrow>
      </mrow>
      <mtext>           </mtext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text>           </mtext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n>3</mn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m</mi>
                  <mo stretchy="false">=</mo>
                  <mn>1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i>k</mi>
                      </mrow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i>j</mi>
                      <mo stretchy="false">⋅</mo>
                      <mi>k</mi>
                      <mo stretchy="false">⋅</mo>
                      <mi>m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</mrow>
    </mrow>
    <annotation encoding="StarMath 5.0">""[%zeta_n(s)]^{"*"1} = sum from j = 1 to lfloor n rfloor j^-s
"           " [%zeta_n(s)]^{"*"2} = sum from j = 1 to lfloor n rfloor sum from k = 1 to lfloor n over j rfloor (j cdot k)^-s
"           " [%zeta_n(s)]^{"*"3} = sum from j = 1 to lfloor n rfloor sum from k = 1 to lfloor n over j rfloor sum from m = 1 to lfloor n over {j k} rfloor (j cdot k cdot m)^-s
</annotation>
  </semantics>
</math>
</file>

<file path=Object 16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row>
            <mtext>*</mtext>
            <mn>1</mn>
          </mrow>
        </msup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sup>
            <mi>j</mi>
            <mrow>
              <mo stretchy="false">−</mo>
              <mi>s</mi>
            </mrow>
          </msup>
        </mrow>
      </mrow>
      <mtext>     </mtext>
      <mtext>       </mtext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row>
            <mtext>*</mtext>
            <mn>2</mn>
          </mrow>
        </msup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text>     </mtext>
      <mtext>       </mtext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row>
            <mtext>*</mtext>
            <mn>3</mn>
          </mrow>
        </msup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m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i>k</mi>
                      </mrow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i>j</mi>
                      <mo stretchy="false">⋅</mo>
                      <mi>k</mi>
                      <mo stretchy="false">⋅</mo>
                      <mi>m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</mrow>
    </mrow>
    <annotation encoding="StarMath 5.0">""[%zeta_n(s)-1]^{"*"1} = sum from j = 2 to lfloor n rfloor j^-s"     " 
"       "[%zeta_n(s)-1]^{"*"2} = sum from j = 2 to n sum from k = 2 to lfloor n over j rfloor (j cdot k)^-s"     "
"       "[%zeta_n(s)-1]^{"*"3} = sum from j = 2 to lfloor n rfloor sum from k = 2 to lfloor n over j rfloor sum from m = 2 to lfloor n over {j k} rfloor (j cdot k cdot m)^-s
</annotation>
  </semantics>
</math>
</file>

<file path=Object 17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i mathvariant="normal">ζ</mi>
      </mrow>
      <msup>
        <mrow>
          <mo fence="true" stretchy="false">(</mo>
          <mrow>
            <mi>s</mi>
          </mrow>
          <mo fence="true" stretchy="false">)</mo>
        </mrow>
        <mi>k</mi>
      </msup>
    </mrow>
    <annotation encoding="StarMath 5.0">lim from {n rightarrow infinity}{}[%zeta_n(s)]^{"*"k} = %zeta(s)^{k}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row>
            <mtext>*</mtext>
            <mi>k</mi>
          </mrow>
        </msup>
        <mo stretchy="false">=</mo>
        <msup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  <mi>k</mi>
        </msup>
      </mrow>
    </mrow>
    <annotation encoding="StarMath 5.0">lim from {n rightarrow infinity}{}[%zeta_n(s)-1]^{"*"k} = (%zeta(s)-1)^{k}</annotation>
  </semantics>
</math>
</file>

<file path=Object 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20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sup>
                <mrow>
                  <mo fence="true" stretchy="false">(</mo>
                  <mrow>
                    <mrow>
                      <mi>j</mi>
                      <mo stretchy="false">⋅</mo>
                      <mi>k</mi>
                      <mo stretchy="false">⋅</mo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  <mo stretchy="false">+</mo>
        <mn>...</mn>
      </mrow>
    </mrow>
    <annotation encoding="StarMath 5.0">""[%zeta_n(s)]^{"*"z} =
(binom{z}{0})1 +
(binom{z}{1})sum from j = 2 to lfloor n rfloor j^-s 
 +(binom{z}{2}) sum from j = 2 to lfloor n rfloor sum from k = 2 to lfloor n over j rfloor (j cdot k)^-s
+(binom{z}{3}) sum from j = 2 to lfloor n rfloor sum from k = 2 to lfloor n over j rfloor sum from l = 2 to lfloor 	n over {j cdot k} rfloor (j cdot k cdot l)^-s 
+...</annotation>
  </semantics>
</math>
</file>

<file path=Object 21/content.xml><?xml version="1.0" encoding="utf-8"?>
<math xmlns="http://www.w3.org/1998/Math/MathML" display="block">
  <semantics>
    <mrow>
      <mrow>
        <mi>?</mi>
        <mo stretchy="false">=</mo>
        <mrow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0</mn>
                  </mtd>
                </mtr>
              </mtable>
            </mrow>
            <mo fence="true" stretchy="false">)</mo>
          </mrow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underover>
          <mo stretchy="false">∫</mo>
          <mn>1</mn>
          <mi>n</mi>
        </munderover>
        <msup>
          <mi>x</mi>
          <mrow>
            <mo stretchy="false">−</mo>
            <mi>s</mi>
          </mrow>
        </msup>
      </mrow>
      <mrow>
        <mi mathvariant="italic">dx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n</mi>
        </munderover>
        <mrow>
          <munderover>
            <mo stretchy="false">∫</mo>
            <mn>1</mn>
            <mfrac>
              <mi>n</mi>
              <mi>x</mi>
            </mfrac>
          </munderover>
          <msup>
            <mrow>
              <mo fence="true" stretchy="false">(</mo>
              <mrow>
                <mrow>
                  <mi>x</mi>
                  <mo stretchy="false">⋅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  <mi mathvariant="italic">dy</mi>
      <mrow>
        <mi mathvariant="italic">dx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n</mi>
        </munderover>
        <mrow>
          <munderover>
            <mo stretchy="false">∫</mo>
            <mn>1</mn>
            <mfrac>
              <mi>n</mi>
              <mi>x</mi>
            </mfrac>
          </munderover>
          <mrow>
            <munderover>
              <mo stretchy="false">∫</mo>
              <mn>1</mn>
              <mfrac>
                <mi>n</mi>
                <mrow>
                  <mi>x</mi>
                  <mi>y</mi>
                </mrow>
              </mfrac>
            </munderover>
            <msup>
              <mrow>
                <mo fence="true" stretchy="false">(</mo>
                <mrow>
                  <mrow>
                    <mi>x</mi>
                    <mo stretchy="false">⋅</mo>
                    <mi>y</mi>
                    <mo stretchy="false">⋅</mo>
                    <mi>z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i mathvariant="italic">dz</mi>
      <mi mathvariant="italic">dy</mi>
      <mrow>
        <mi mathvariant="italic">dx</mi>
        <mo stretchy="false">+</mo>
        <mn>...</mn>
      </mrow>
    </mrow>
    <annotation encoding="StarMath 5.0">? = (binom{z}{0})+(binom{z}{1}) int  from 1 to n x^-s dx
+(binom{z}{2}) int from 1 to n int from 1 to n over x (x cdot y)^-s dy dx
+(binom{z}{3}) int from 1 to n int from 1 to n over x int from 1 to n over {x y} (x cdot y cdot z)^-s dz dy dx 
+ ...</annotation>
  </semantics>
</math>
</file>

<file path=Object 2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row>
        <mfrac>
          <mn>1</mn>
          <msup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  <mi>k</mi>
          </msup>
        </mfrac>
        <mo stretchy="false">⋅</mo>
        <mfrac>
          <mrow>
            <mi mathvariant="normal">γ</mi>
            <mrow>
              <mo fence="true" stretchy="false">(</mo>
              <mrow>
                <mrow>
                  <mi>k</mi>
                  <mi>,</mi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log</mi>
                  <mi>n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sum from k = 0 to infinity(binom{z}{k}) {1 over (s-1)^k} cdot {{%gamma(k,(s-1)log n)} over {%GAMMA(k)}}</annotation>
  </semantics>
</math>
</file>

<file path=Object 23/content.xml><?xml version="1.0" encoding="utf-8"?>
<math xmlns="http://www.w3.org/1998/Math/MathML">
  <semantics>
    <mrow>
      <mrow>
        <munderover>
          <mo stretchy="false">∑</mo>
          <mrow>
            <mi>k</mi>
            <mo stretchy="false">=</mo>
            <mn>0</mn>
          </mrow>
          <mo stretchy="false">∞</mo>
        </munderover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i>k</mi>
                  </mrow>
                </mtd>
              </mtr>
            </mtable>
          </mrow>
          <mo stretchy="false">)</mo>
        </mrow>
      </mrow>
      <mrow>
        <mrow>
          <mrow>
            <mrow>
              <mfrac>
                <mn>1</mn>
                <msup>
                  <mrow>
                    <mo stretchy="false">(</mo>
                    <mrow>
                      <mrow>
                        <mn>0</mn>
                        <mo stretchy="false">−</mo>
                        <mn>1</mn>
                      </mrow>
                    </mrow>
                    <mo stretchy="false">)</mo>
                  </mrow>
                  <mi>k</mi>
                </msup>
              </mfrac>
            </mrow>
            <mo stretchy="false">⋅</mo>
            <mrow>
              <mfrac>
                <mrow>
                  <mo stretchy="false">γ</mo>
                  <mrow>
                    <mo stretchy="false">(</mo>
                    <mrow>
                      <mi>k</mi>
                      <mrow>
                        <mi>,</mi>
                        <mo stretchy="false">−</mo>
                        <mi>log</mi>
                      </mrow>
                      <mi>n</mi>
                    </mrow>
                    <mo stretchy="false">)</mo>
                  </mrow>
                </mrow>
                <mrow>
                  <mo stretchy="false">Γ</mo>
                  <mrow>
                    <mo stretchy="false">(</mo>
                    <mrow>
                      <mi>k</mi>
                    </mrow>
                    <mo stretchy="false">)</mo>
                  </mrow>
                </mrow>
              </mfrac>
            </mrow>
          </mrow>
        </mrow>
        <mo stretchy="false">=</mo>
        <msub>
          <mi>L</mi>
          <mrow>
            <mrow>
              <mo stretchy="false">−</mo>
              <mi>z</mi>
            </mrow>
          </mrow>
        </msub>
      </mrow>
      <mrow>
        <mo stretchy="false">(</mo>
        <mrow>
          <mi>log</mi>
          <mi>n</mi>
        </mrow>
        <mo stretchy="false">)</mo>
      </mrow>
    </mrow>
    <annotation encoding="StarMath 5.0">sum from k = 0 to infinity(binom{z}{k}){{1 over (0-1)^k}cdot{{%gamma(k,-log n)} over {%GAMMA(k)}}} =L_{-z}(log n)</annotation>
  </semantics>
</math>
</file>

<file path=Object 24/content.xml><?xml version="1.0" encoding="utf-8"?>
<math xmlns="http://www.w3.org/1998/Math/MathML" display="block">
  <semantics>
    <mrow>
      <mrow>
        <mo stretchy="false">−</mo>
        <mi mathvariant="normal">Γ</mi>
      </mrow>
      <mrow>
        <mrow>
          <mo fence="true" stretchy="false">(</mo>
          <mrow>
            <mrow>
              <mn>0,</mn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log</mi>
              <mi>n</mi>
            </mrow>
          </mrow>
          <mo fence="true" stretchy="false">)</mo>
        </mrow>
        <mo stretchy="false">+</mo>
        <mi mathvariant="normal">Γ</mi>
      </mrow>
      <mrow>
        <mrow>
          <mo fence="true" stretchy="false">(</mo>
          <mrow>
            <mrow>
              <mn>0,</mn>
              <mi>s</mi>
              <mi>log</mi>
              <mi>n</mi>
            </mrow>
          </mrow>
          <mo fence="true" stretchy="false">)</mo>
        </mrow>
        <mo stretchy="false">−</mo>
        <mi>log</mi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  <mi>log</mi>
              <mi>n</mi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i>s</mi>
            <mi>log</mi>
            <mi>n</mi>
          </mrow>
        </mrow>
        <mo fence="true" stretchy="false">)</mo>
      </mrow>
    </mrow>
    <annotation encoding="StarMath 5.0">-%GAMMA( 0,(s-1)log n )+%GAMMA( 0,s log n ) - log( (s-1) log n )+log( s log n )</annotation>
  </semantics>
</math>
</file>

<file path=Object 3/content.xml><?xml version="1.0" encoding="utf-8"?>
<math xmlns="http://www.w3.org/1998/Math/MathML" display="block">
  <semantics>
    <mrow>
      <mtext/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 mathvariant="normal">∞</mi>
          </munderover>
          <msup>
            <mi>j</mi>
            <mrow>
              <mo stretchy="false">−</mo>
              <mi>s</mi>
            </mrow>
          </msup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 mathvariant="normal">∞</mi>
          </munderover>
          <mrow>
            <munderover>
              <mo stretchy="false">∑</mo>
              <mrow>
                <mi>k</mi>
                <mo stretchy="false">=</mo>
                <mn>2</mn>
              </mrow>
              <mi mathvariant="normal">∞</mi>
            </munderover>
            <msup>
              <mrow>
                <mo fence="true" stretchy="false">(</mo>
                <mrow>
                  <mrow>
                    <mi>j</mi>
                    <mo stretchy="false">⋅</mo>
                    <mi>k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i mathvariant="normal">∞</mi>
          </munderover>
          <mrow>
            <munderover>
              <mo stretchy="false">∑</mo>
              <mrow>
                <mi>k</mi>
                <mo stretchy="false">=</mo>
                <mn>2</mn>
              </mrow>
              <mi mathvariant="normal">∞</mi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i mathvariant="normal">∞</mi>
              </munderover>
              <msup>
                <mrow>
                  <mo fence="true" stretchy="false">(</mo>
                  <mrow>
                    <mrow>
                      <mi>j</mi>
                      <mo stretchy="false">⋅</mo>
                      <mi>k</mi>
                      <mo stretchy="false">⋅</mo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</mrow>
        <mo stretchy="false">+</mo>
        <mn>...</mn>
      </mrow>
    </mrow>
    <annotation encoding="StarMath 5.0">""%zeta(s)^z = 
(binom{z}{0})1 +
(binom{z}{1})sum from j = 2 to infinity j^-s 
 +(binom{z}{2}) sum from j = 2 to infinity sum from k = 2 to infinity (j cdot k)^-s
+(binom{z}{3}) sum from j = 2 to infinity sum from k = 2 to infinity sum from l = 2 to infinity (j cdot k cdot l)^-s 
+...
</annotation>
  </semantics>
</math>
</file>

<file path=Object 4/content.xml><?xml version="1.0" encoding="utf-8"?>
<math xmlns="http://www.w3.org/1998/Math/MathML" display="block">
  <semantics>
    <mrow>
      <mi mathvariant="normal">ζ</mi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sup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  <mn>0</mn>
        </msup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sup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  <mn>1</mn>
        </msup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sup>
          <mrow>
            <mo fence="true" stretchy="false">(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  <mn>2</mn>
        </msup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n>3</mn>
          </msup>
          <mo stretchy="false">+</mo>
          <mn>...</mn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false">)</mo>
        </mrow>
        <mi>k</mi>
      </msup>
    </mrow>
    <annotation encoding="StarMath 5.0">%zeta(s)^z = (binom{z}{0})(%zeta(s)-1)^0 + (binom{z}{1})(%zeta(s)-1)^1 + (binom{z}{2})(%zeta(s)-1)^2 
+(binom{z}{3})(%zeta(s)-1)^3 + ... = sum from k = 0 ( binom{z}{k})(%zeta(s)-1)^k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p>
            <mi>j</mi>
            <mrow>
              <mo stretchy="false">−</mo>
              <mi>s</mi>
            </mrow>
          </msup>
        </mrow>
      </mrow>
      <mrow>
        <msub>
          <mi>d</mi>
          <mi>z</mi>
        </msub>
        <mrow>
          <mo fence="true" stretchy="false">(</mo>
          <mrow>
            <mi>j</mi>
          </mrow>
          <mo fence="true" stretchy="false">)</mo>
        </mrow>
      </mrow>
    </mrow>
    <annotation encoding="StarMath 5.0">[%zeta_n(s)]^{"*"z} = sum from j = 1 to n j^-s { {d_z(j)}}</annotation>
  </semantics>
</math>
</file>

<file path=Object 6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z</mi>
                  </mrow>
                </mtd>
              </mtr>
              <mtr>
                <mtd>
                  <mrow>
                    <mi>k</mi>
                  </mrow>
                </mtd>
              </mtr>
            </mtable>
          </mrow>
          <mo stretchy="false">)</mo>
        </mrow>
        <mo stretchy="false">=</mo>
        <mrow>
          <mfrac>
            <mrow>
              <mi>z</mi>
              <mrow>
                <mo stretchy="false">(</mo>
                <mrow>
                  <mrow>
                    <mi>z</mi>
                    <mo stretchy="false">−</mo>
                    <mn>1</mn>
                  </mrow>
                </mrow>
                <mo stretchy="false">)</mo>
              </mrow>
              <mn>...</mn>
              <mrow>
                <mo stretchy="false">(</mo>
                <mrow>
                  <mrow>
                    <mrow>
                      <mi>z</mi>
                      <mo stretchy="false">−</mo>
                      <mi>k</mi>
                    </mrow>
                    <mo stretchy="false">+</mo>
                    <mn>1</mn>
                  </mrow>
                </mrow>
                <mo stretchy="false">)</mo>
              </mrow>
            </mrow>
            <mrow>
              <mi>k</mi>
              <mi>!</mi>
            </mrow>
          </mfrac>
        </mrow>
      </mrow>
    </mrow>
    <annotation encoding="StarMath 5.0">(binom{z}{k})={{z(z-1)...(z-k+1)} over { k! }}</annotation>
  </semantics>
</math>
</file>

<file path=Object 7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 mathvariant="normal">α</mi>
              </msup>
              <mo stretchy="false">∣</mo>
              <mi>n</mi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 mathvariant="normal">α</mi>
          </msup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 mathvariant="normal">α</mi>
              </mtd>
            </mtr>
          </mtable>
        </mrow>
        <mo fence="true" stretchy="false">)</mo>
      </mrow>
    </mrow>
    <annotation encoding="StarMath 5.0">d_z(n) = prod from {p^%alpha divides n} (-1)^{%alpha}(binom{-z}{%alpha})</annotation>
  </semantics>
</math>
</file>

<file path=Object 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Re (s)&gt;1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i mathvariant="normal">ζ</mi>
      </mrow>
      <msup>
        <mrow>
          <mo fence="true" stretchy="false">(</mo>
          <mrow>
            <mi>s</mi>
          </mrow>
          <mo fence="true" stretchy="false">)</mo>
        </mrow>
        <mi>z</mi>
      </msup>
    </mrow>
    <annotation encoding="StarMath 5.0">lim from {n rightarrow infinity}{}[%zeta_n(s)]^{"*"z} = %zeta( s )^z</annotation>
  </semantics>
</math>
</file>